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70.87mm" svg:y="26.89mm">
            <draw:object draw:notify-on-update-of-ranges="Planilha1.A3:Planilha1.A252 Planilha1.B3:Planilha1.B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4.22" calcext:value-type="float">
            <text:p>4,22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4.22" calcext:value-type="float">
            <text:p>4,22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3.93" calcext:value-type="float">
            <text:p>3,93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.09" calcext:value-type="float">
            <text:p>3,09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-1.03" calcext:value-type="float">
            <text:p>-1,03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-1.17" calcext:value-type="float">
            <text:p>-1,1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-1.41" calcext:value-type="float">
            <text:p>-1,41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-2.52" calcext:value-type="float">
            <text:p>-2,52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-2.78" calcext:value-type="float">
            <text:p>-2,78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-2.71" calcext:value-type="float">
            <text:p>-2,71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-2.95" calcext:value-type="float">
            <text:p>-2,95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-3.04" calcext:value-type="float">
            <text:p>-3,04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-2.98" calcext:value-type="float">
            <text:p>-2,98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-3.21" calcext:value-type="float">
            <text:p>-3,21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-2.68" calcext:value-type="float">
            <text:p>-2,68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-2.33" calcext:value-type="float">
            <text:p>-2,33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-2.18" calcext:value-type="float">
            <text:p>-2,18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-2.06" calcext:value-type="float">
            <text:p>-2,06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-1.47" calcext:value-type="float">
            <text:p>-1,47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-3.21" calcext:value-type="float">
            <text:p>-3,21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-0.75" calcext:value-type="float">
            <text:p>-0,75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3.38" calcext:value-type="float">
            <text:p>3,38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.77" calcext:value-type="float">
            <text:p>3,77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-0.15" calcext:value-type="float">
            <text:p>-0,15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-0.26" calcext:value-type="float">
            <text:p>-0,26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-1.25" calcext:value-type="float">
            <text:p>-1,25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-2.38" calcext:value-type="float">
            <text:p>-2,38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-2.69" calcext:value-type="float">
            <text:p>-2,69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-3.04" calcext:value-type="float">
            <text:p>-3,04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-3.69" calcext:value-type="float">
            <text:p>-3,69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-3.4" calcext:value-type="float">
            <text:p>-3,4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-3.4" calcext:value-type="float">
            <text:p>-3,4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-3.74" calcext:value-type="float">
            <text:p>-3,74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-3.14" calcext:value-type="float">
            <text:p>-3,14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-2.9" calcext:value-type="float">
            <text:p>-2,9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-2.42" calcext:value-type="float">
            <text:p>-2,42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-1.96" calcext:value-type="float">
            <text:p>-1,96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-1.08" calcext:value-type="float">
            <text:p>-1,08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-0.91" calcext:value-type="float">
            <text:p>-0,91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-0.07" calcext:value-type="float">
            <text:p>-0,07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-0.14" calcext:value-type="float">
            <text:p>-0,14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-0.38" calcext:value-type="float">
            <text:p>-0,38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-1.34" calcext:value-type="float">
            <text:p>-1,34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-2.13" calcext:value-type="float">
            <text:p>-2,13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-2.52" calcext:value-type="float">
            <text:p>-2,52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-2.74" calcext:value-type="float">
            <text:p>-2,74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-2.95" calcext:value-type="float">
            <text:p>-2,95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-3.04" calcext:value-type="float">
            <text:p>-3,04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-3.12" calcext:value-type="float">
            <text:p>-3,12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-3.41" calcext:value-type="float">
            <text:p>-3,4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-2.71" calcext:value-type="float">
            <text:p>-2,71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-2.81" calcext:value-type="float">
            <text:p>-2,81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-2.42" calcext:value-type="float">
            <text:p>-2,42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-1.59" calcext:value-type="float">
            <text:p>-1,59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-1.22" calcext:value-type="float">
            <text:p>-1,22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-0.31" calcext:value-type="float">
            <text:p>-0,31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-0.09" calcext:value-type="float">
            <text:p>-0,09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2.93" calcext:value-type="float">
            <text:p>2,93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3.09" calcext:value-type="float">
            <text:p>3,09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-0.79" calcext:value-type="float">
            <text:p>-0,79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-1.99" calcext:value-type="float">
            <text:p>-1,99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-2.52" calcext:value-type="float">
            <text:p>-2,52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-2.49" calcext:value-type="float">
            <text:p>-2,49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-2.25" calcext:value-type="float">
            <text:p>-2,25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-2.35" calcext:value-type="float">
            <text:p>-2,35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-2.45" calcext:value-type="float">
            <text:p>-2,45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-2.47" calcext:value-type="float">
            <text:p>-2,47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-2.47" calcext:value-type="float">
            <text:p>-2,47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-2.32" calcext:value-type="float">
            <text:p>-2,32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-2.02" calcext:value-type="float">
            <text:p>-2,02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-1.73" calcext:value-type="float">
            <text:p>-1,73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-1.34" calcext:value-type="float">
            <text:p>-1,34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-1.08" calcext:value-type="float">
            <text:p>-1,08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-0.55" calcext:value-type="float">
            <text:p>-0,55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-0.14" calcext:value-type="float">
            <text:p>-0,14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3.09" calcext:value-type="float">
            <text:p>3,09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-0.31" calcext:value-type="float">
            <text:p>-0,31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-0.74" calcext:value-type="float">
            <text:p>-0,74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-1.22" calcext:value-type="float">
            <text:p>-1,22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-1.87" calcext:value-type="float">
            <text:p>-1,87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-2.11" calcext:value-type="float">
            <text:p>-2,11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-2.85" calcext:value-type="float">
            <text:p>-2,85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-2.88" calcext:value-type="float">
            <text:p>-2,88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-2.95" calcext:value-type="float">
            <text:p>-2,95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-2.85" calcext:value-type="float">
            <text:p>-2,85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-1.99" calcext:value-type="float">
            <text:p>-1,99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-1.61" calcext:value-type="float">
            <text:p>-1,6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-1.34" calcext:value-type="float">
            <text:p>-1,34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-0.39" calcext:value-type="float">
            <text:p>-0,39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2.81" calcext:value-type="float">
            <text:p>2,81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-0.46" calcext:value-type="float">
            <text:p>-0,46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-1.17" calcext:value-type="float">
            <text:p>-1,17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-2.38" calcext:value-type="float">
            <text:p>-2,38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-1.97" calcext:value-type="float">
            <text:p>-1,97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float" office:value="-1.99" calcext:value-type="float">
            <text:p>-1,99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-2.81" calcext:value-type="float">
            <text:p>-2,81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-2.59" calcext:value-type="float">
            <text:p>-2,5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-2.25" calcext:value-type="float">
            <text:p>-2,25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-2.66" calcext:value-type="float">
            <text:p>-2,66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float" office:value="-2.61" calcext:value-type="float">
            <text:p>-2,61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-2.56" calcext:value-type="float">
            <text:p>-2,56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-2.26" calcext:value-type="float">
            <text:p>-2,26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-2.02" calcext:value-type="float">
            <text:p>-2,02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-1.73" calcext:value-type="float">
            <text:p>-1,73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-0.98" calcext:value-type="float">
            <text:p>-0,98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-0.69" calcext:value-type="float">
            <text:p>-0,69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-0.22" calcext:value-type="float">
            <text:p>-0,22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-0.55" calcext:value-type="float">
            <text:p>-0,55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-0.81" calcext:value-type="float">
            <text:p>-0,81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-1.11" calcext:value-type="float">
            <text:p>-1,11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-1.51" calcext:value-type="float">
            <text:p>-1,51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-1.68" calcext:value-type="float">
            <text:p>-1,68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-1.77" calcext:value-type="float">
            <text:p>-1,77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-1.47" calcext:value-type="float">
            <text:p>-1,47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-1.59" calcext:value-type="float">
            <text:p>-1,59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-1.89" calcext:value-type="float">
            <text:p>-1,89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-1.68" calcext:value-type="float">
            <text:p>-1,6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-1.08" calcext:value-type="float">
            <text:p>-1,08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-1.27" calcext:value-type="float">
            <text:p>-1,27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-1.03" calcext:value-type="float">
            <text:p>-1,03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-0.22" calcext:value-type="float">
            <text:p>-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9:49:41.664450522</meta:creation-date>
    <dc:date>2018-11-20T20:10:31.217239903</dc:date>
    <meta:editing-duration>PT2M7S</meta:editing-duration>
    <meta:editing-cycles>1</meta:editing-cycles>
    <meta:document-statistic meta:table-count="1" meta:cell-count="500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dash" draw:stroke-dash="Ultrafine_20_Dashe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Planilha1.A3:Planilha1.B252" svg:x="0.32cm" svg:y="0.18cm" svg:width="12.614cm" svg:height="8.64cm">
          <chartooo:coordinate-region svg:x="0.862cm" svg:y="0.379cm" svg:width="11.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B3:Planilha1.B252" chart:class="chart:scatter">
            <chart:domain table:cell-range-address="Planilha1.A3:Planilha1.A252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2">
                <text:p>2002</text:p>
                <draw:g>
                  <svg:desc>Planilha1.A3:Planilha1.A252</svg:desc>
                </draw:g>
              </table:table-cell>
              <table:table-cell office:value-type="float" office:value="2.66">
                <text:p>2.66</text:p>
                <draw:g>
                  <svg:desc>Planilha1.B3:Planilha1.B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8">
                <text:p>2018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6">
                <text:p>203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52">
                <text:p>205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9">
                <text:p>206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6">
                <text:p>208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2">
                <text:p>210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20">
                <text:p>212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36">
                <text:p>213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53">
                <text:p>2153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70">
                <text:p>217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87">
                <text:p>218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4">
                <text:p>220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1">
                <text:p>222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7">
                <text:p>22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5">
                <text:p>225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72">
                <text:p>2272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90">
                <text:p>2290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7">
                <text:p>2307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23">
                <text:p>2323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1">
                <text:p>2341</text:p>
              </table:table-cell>
              <table:table-cell office:value-type="float" office:value="-2.78">
                <text:p>-2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8">
                <text:p>2358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76">
                <text:p>2376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3">
                <text:p>2393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0">
                <text:p>2410</text:p>
              </table:table-cell>
              <table:table-cell office:value-type="float" office:value="-2.98">
                <text:p>-2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28">
                <text:p>2428</text:p>
              </table:table-cell>
              <table:table-cell office:value-type="float" office:value="-3.21">
                <text:p>-3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44">
                <text:p>2444</text:p>
              </table:table-cell>
              <table:table-cell office:value-type="float" office:value="-2.68">
                <text:p>-2.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62">
                <text:p>2462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79">
                <text:p>2479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6">
                <text:p>2496</text:p>
              </table:table-cell>
              <table:table-cell office:value-type="float" office:value="-2.06">
                <text:p>-2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14">
                <text:p>2514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31">
                <text:p>2531</text:p>
              </table:table-cell>
              <table:table-cell office:value-type="float" office:value="-3.21">
                <text:p>-3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48">
                <text:p>2548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65">
                <text:p>256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2">
                <text:p>258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99">
                <text:p>259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6">
                <text:p>2616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33">
                <text:p>263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50">
                <text:p>265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66">
                <text:p>266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83">
                <text:p>268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00">
                <text:p>270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17">
                <text:p>271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34">
                <text:p>273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50">
                <text:p>27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68">
                <text:p>2768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84">
                <text:p>278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02">
                <text:p>280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18">
                <text:p>28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35">
                <text:p>283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53">
                <text:p>285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69">
                <text:p>286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87">
                <text:p>288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04">
                <text:p>2904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21">
                <text:p>2921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38">
                <text:p>2938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5">
                <text:p>2955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73">
                <text:p>2973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0">
                <text:p>2990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7">
                <text:p>3007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5">
                <text:p>3025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2">
                <text:p>3042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60">
                <text:p>3060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76">
                <text:p>3076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93">
                <text:p>3093</text:p>
              </table:table-cell>
              <table:table-cell office:value-type="float" office:value="-2.42">
                <text:p>-2.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11">
                <text:p>3111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28">
                <text:p>3128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46">
                <text:p>3146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62">
                <text:p>316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79">
                <text:p>317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97">
                <text:p>319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13">
                <text:p>321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31">
                <text:p>3231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47">
                <text:p>3247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64">
                <text:p>32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81">
                <text:p>328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98">
                <text:p>329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15">
                <text:p>3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32">
                <text:p>333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48">
                <text:p>3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66">
                <text:p>3366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82">
                <text:p>338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00">
                <text:p>340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16">
                <text:p>341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33">
                <text:p>343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50">
                <text:p>345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67">
                <text:p>346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84">
                <text:p>348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01">
                <text:p>35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18">
                <text:p>351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36">
                <text:p>3536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52">
                <text:p>3552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70">
                <text:p>3570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87">
                <text:p>3587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04">
                <text:p>3604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22">
                <text:p>3622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39">
                <text:p>3639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56">
                <text:p>3656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73">
                <text:p>3673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90">
                <text:p>3690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08">
                <text:p>3708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25">
                <text:p>3725</text:p>
              </table:table-cell>
              <table:table-cell office:value-type="float" office:value="-2.42">
                <text:p>-2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43">
                <text:p>3743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59">
                <text:p>3759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76">
                <text:p>377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94">
                <text:p>379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10">
                <text:p>381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28">
                <text:p>382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45">
                <text:p>384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61">
                <text:p>386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79">
                <text:p>3879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95">
                <text:p>3895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13">
                <text:p>391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29">
                <text:p>3929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46">
                <text:p>394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63">
                <text:p>396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80">
                <text:p>398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7">
                <text:p>399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14">
                <text:p>4014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30">
                <text:p>40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48">
                <text:p>4048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65">
                <text:p>406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82">
                <text:p>408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99">
                <text:p>409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15">
                <text:p>411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33">
                <text:p>41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50">
                <text:p>415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68">
                <text:p>4168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84">
                <text:p>4184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01">
                <text:p>4201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19">
                <text:p>4219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36">
                <text:p>4236</text:p>
              </table:table-cell>
              <table:table-cell office:value-type="float" office:value="-2.35">
                <text:p>-2.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54">
                <text:p>4254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71">
                <text:p>4271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87">
                <text:p>4287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05">
                <text:p>4305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22">
                <text:p>4322</text:p>
              </table:table-cell>
              <table:table-cell office:value-type="float" office:value="-2.02">
                <text:p>-2.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40">
                <text:p>4340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57">
                <text:p>4357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73">
                <text:p>4373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91">
                <text:p>439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08">
                <text:p>440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25">
                <text:p>44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42">
                <text:p>444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59">
                <text:p>445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76">
                <text:p>447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93">
                <text:p>449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0">
                <text:p>451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27">
                <text:p>4527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43">
                <text:p>454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61">
                <text:p>4561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77">
                <text:p>457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95">
                <text:p>4595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11">
                <text:p>461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28">
                <text:p>462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45">
                <text:p>464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62">
                <text:p>466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80">
                <text:p>468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96">
                <text:p>469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13">
                <text:p>471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31">
                <text:p>473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47">
                <text:p>4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65">
                <text:p>4765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82">
                <text:p>478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98">
                <text:p>4798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816">
                <text:p>4816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833">
                <text:p>4833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51">
                <text:p>4851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68">
                <text:p>4868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85">
                <text:p>4885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02">
                <text:p>4902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19">
                <text:p>4919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37">
                <text:p>4937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54">
                <text:p>4954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71">
                <text:p>4971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89">
                <text:p>4989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05">
                <text:p>5005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23">
                <text:p>502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40">
                <text:p>504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56">
                <text:p>50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74">
                <text:p>5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90">
                <text:p>5090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08">
                <text:p>510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25">
                <text:p>512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41">
                <text:p>514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59">
                <text:p>5159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75">
                <text:p>5175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93">
                <text:p>5193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09">
                <text:p>520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26">
                <text:p>522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43">
                <text:p>524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60">
                <text:p>526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77">
                <text:p>527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94">
                <text:p>529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10">
                <text:p>531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328">
                <text:p>532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345">
                <text:p>534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62">
                <text:p>5362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79">
                <text:p>5379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96">
                <text:p>5396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414">
                <text:p>5414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31">
                <text:p>5431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48">
                <text:p>5448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465">
                <text:p>5465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82">
                <text:p>5482</text:p>
              </table:table-cell>
              <table:table-cell office:value-type="float" office:value="-2.59">
                <text:p>-2.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00">
                <text:p>5500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517">
                <text:p>5517</text:p>
              </table:table-cell>
              <table:table-cell office:value-type="float" office:value="-2.66">
                <text:p>-2.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35">
                <text:p>5535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551">
                <text:p>5551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568">
                <text:p>5568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86">
                <text:p>5586</text:p>
              </table:table-cell>
              <table:table-cell office:value-type="float" office:value="-2.02">
                <text:p>-2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03">
                <text:p>5603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21">
                <text:p>562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37">
                <text:p>5637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54">
                <text:p>565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672">
                <text:p>567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88">
                <text:p>568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06">
                <text:p>570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22">
                <text:p>5722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39">
                <text:p>573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57">
                <text:p>575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73">
                <text:p>577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91">
                <text:p>579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07">
                <text:p>5807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24">
                <text:p>5824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41">
                <text:p>5841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8">
                <text:p>585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75">
                <text:p>587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92">
                <text:p>589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08">
                <text:p>590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26">
                <text:p>59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43">
                <text:p>594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60">
                <text:p>596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77">
                <text:p>597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94">
                <text:p>599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11">
                <text:p>601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28">
                <text:p>6028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46">
                <text:p>6046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62">
                <text:p>6062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79">
                <text:p>6079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97">
                <text:p>6097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14">
                <text:p>6114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32">
                <text:p>6132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48">
                <text:p>6148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65">
                <text:p>6165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83">
                <text:p>6183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00">
                <text:p>6200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18">
                <text:p>6218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34">
                <text:p>623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51">
                <text:p>6251</text:p>
              </table:table-cell>
              <table:table-cell office:value-type="float" office:value="-0.22">
                <text:p>-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